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style:text-properties style:font-name="Times New Roman"/>
    </style:style>
    <style:style style:name="P2" style:family="paragraph" style:parent-style-name="Standard">
      <style:paragraph-properties fo:line-height="200%" fo:text-align="start" style:justify-single-word="false"/>
      <style:text-properties style:font-name="Times New Roman"/>
    </style:style>
    <style:style style:name="P3" style:family="paragraph" style:parent-style-name="Standard">
      <style:paragraph-properties fo:line-height="200%" fo:text-align="center" style:justify-single-word="false"/>
      <style:text-properties style:font-name="Times New Roma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aharath Kleips</text:p>
      <text:p text:style-name="P1">Professor Nancy LaTourrette</text:p>
      <text:p text:style-name="P1">CS 202</text:p>
      <text:p text:style-name="P1">5 March 2014</text:p>
      <text:p text:style-name="P3">Project 6 Documentation</text:p>
      <text:p text:style-name="P2"><text:tab/>The main purpose of this program is to re-design the base structure of the Crazy Eights game using classes. Most of the main file's functions have been restructured and attached to their respective data types. Dealing cards has also been removed, but every other functionality has stayed the same.</text:p>
      <text:p text:style-name="P2"><text:tab/>The original program design focused on modularity. With the introduction of classes, functions have been re-purposed and re-scoped to fit their matching data types. This redesign has allowed for code to be easier to read and more reusable. Other projects that use cards can now simply include the Card class file rather than having to copy and paste functionality from other projects. Much of the design is still focused on functions in-order to limit tediously long segments of code in more complex functions.</text:p>
      <text:p text:style-name="P2"><text:tab/>I did not run into any major issues this time around. Considering that classes are basically structures, and can even behave as structures, modifying the code was a breeze. The scope of certain functions and basic data types had to be moved, and occasionally caused errors due to their new scope restrictions. Usage of the “makefile” was moderately confusing, but after doing some research on them, I have figured it out what each line means rather than simply copy and pasting from the template.</text:p>
      <text:p text:style-name="P2"><text:tab/>If I had more time I would have liked to work on the shuffle function more. Currently the shuffle function can only be ran one time per program execution. The reason for this is that the shuffled deck needs to be re-defaulted so that the algorithm can work properly. On the function's second execution, it looks for empty cards within the shuffled deck, since there are none, an infinite loop is cre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arol </meta:initial-creator>
    <meta:creation-date>2014-02-12T14:12:09</meta:creation-date>
    <dc:date>2014-03-05T12:34:42</dc:date>
    <dc:creator>Saharath Kleips</dc:creator>
    <meta:editing-duration>PT23M8S</meta:editing-duration>
    <meta:editing-cycles>5</meta:editing-cycles>
    <meta:generator>LibreOffice/3.5$Linux_X86_64 LibreOffice_project/350m1$Build-2</meta:generator>
    <meta:document-statistic meta:table-count="0" meta:image-count="0" meta:object-count="0" meta:page-count="1" meta:paragraph-count="9" meta:word-count="301" meta:character-count="1794" meta:non-whitespace-character-count="1498"/>
  </office:meta>
</office:document-meta>
</file>